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loext:fill-use-slide-background="false" draw:textarea-horizontal-align="justify" draw:textarea-vertical-align="middle" draw:auto-grow-height="false" fo:min-height="0.896cm" fo:min-width="4.45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loext:fill-use-slide-background="false" draw:textarea-horizontal-align="justify" draw:textarea-vertical-align="middle" draw:auto-grow-height="false" fo:min-height="1.972cm" fo:min-width="4.5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72cm" fo:min-width="4.5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03cm" fo:min-width="2.0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896cm" fo:min-width="4.45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15cm" fo:min-width="3.06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337cm" fo:min-width="4.58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T1" style:family="text">
      <style:text-properties fo:language="ru" fo:country="RU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27cm" svg:x="7.35cm" svg:y="2.27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8cm" svg:height="2.222cm" svg:x="7.35cm" svg:y="4.175cm">
          <text:p text:style-name="P1"><text:span text:style-name="T1">Прочитать</text:span> <text:span text:style-name="T1">часть</text:span> <text:span text:style-name="T1">файла в массив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08cm" svg:height="2.222cm" svg:x="7.35cm" svg:y="7.032cm">
          <text:p text:style-name="P1">N = количество прочтенных байт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08cm" svg:height="1.905cm" svg:x="7.35cm" svg:y="10.525cm">
          <text:p text:style-name="P1">N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5" draw:id="id5" draw:layer="layout" svg:width="5.08cm" svg:height="1.27cm" svg:x="7.35cm" svg:y="18.78cm">
          <text:p text:style-name="P1">Коне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5.715cm" svg:height="1.905cm" svg:x="7.032cm" svg:y="13.382cm">
          <text:p text:style-name="P5"><text:span text:style-name="T2">n=0,1,..,N-</text:span><text:span text:style-name="T2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3" xml:id="id7" draw:id="id7" draw:layer="layout" svg:width="5.08cm" svg:height="1.587cm" svg:x="7.35cm" svg:y="16.24cm">
          <text:p text:style-name="P1"><text:span text:style-name="T3">Текущий байт – </text:span><text:span text:style-name="T3">n байт массива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xml:id="id8" draw:id="id8" draw:layer="layout" draw:type="line" svg:x1="9.89cm" svg:y1="3.54cm" svg:x2="9.89cm" svg:y2="4.175cm" draw:start-shape="id1" draw:start-glue-point="2" draw:end-shape="id2" draw:end-glue-point="0" svg:d="M9890 3540v635" svg:viewBox="0 0 1 636">
          <text:p/>
        </draw:connector>
        <draw:connector draw:style-name="gr9" draw:text-style-name="P3" draw:layer="layout" draw:type="line" svg:x1="9.89cm" svg:y1="6.397cm" svg:x2="9.89cm" svg:y2="7.032cm" draw:start-shape="id2" draw:start-glue-point="2" draw:end-shape="id3" draw:end-glue-point="0" svg:d="M9890 6397v635" svg:viewBox="0 0 1 636">
          <text:p/>
        </draw:connector>
        <draw:connector draw:style-name="gr10" draw:text-style-name="P3" draw:layer="layout" draw:type="line" svg:x1="9.89cm" svg:y1="9.254cm" svg:x2="9.89cm" svg:y2="10.525cm" draw:start-shape="id3" draw:start-glue-point="2" draw:end-shape="id4" draw:end-glue-point="4" svg:d="M9890 9254v1271" svg:viewBox="0 0 1 1272">
          <text:p/>
        </draw:connector>
        <draw:connector draw:style-name="gr11" draw:text-style-name="P3" draw:layer="layout" draw:type="lines" draw:line-skew="-1.387cm -1.387cm" svg:x1="7.35cm" svg:y1="11.478cm" svg:x2="7.35cm" svg:y2="19.415cm" draw:start-shape="id4" draw:start-glue-point="5" draw:end-shape="id5" draw:end-glue-point="3" svg:d="M7350 11478h-1905v7937h1905" svg:viewBox="0 0 1906 7938">
          <text:p text:style-name="P1"/>
        </draw:connector>
        <draw:connector draw:style-name="gr12" draw:text-style-name="P3" draw:layer="layout" draw:type="line" svg:x1="9.89cm" svg:y1="12.43cm" svg:x2="9.889cm" svg:y2="13.382cm" draw:start-shape="id4" draw:start-glue-point="6" draw:end-shape="id6" draw:end-glue-point="4" svg:d="M9890 12430l-1 952" svg:viewBox="0 0 2 953">
          <text:p/>
        </draw:connector>
        <draw:connector draw:style-name="gr13" draw:text-style-name="P3" draw:layer="layout" draw:type="line" svg:x1="9.889cm" svg:y1="15.287cm" svg:x2="9.89cm" svg:y2="16.24cm" draw:start-shape="id6" draw:start-glue-point="6" draw:end-shape="id7" draw:end-glue-point="0" svg:d="M9889 15287l1 953" svg:viewBox="0 0 2 954">
          <text:p/>
        </draw:connector>
        <draw:connector draw:style-name="gr14" draw:text-style-name="P3" draw:layer="layout" draw:type="lines" draw:line-skew="-0.752cm -0.433cm" svg:x1="7.35cm" svg:y1="17.033cm" svg:x2="7.032cm" svg:y2="14.335cm" draw:start-shape="id7" draw:start-glue-point="3" draw:end-shape="id6" draw:end-glue-point="5" svg:d="M7350 17033h-1270v-2698h952" svg:viewBox="0 0 1271 2699">
          <text:p/>
        </draw:connector>
        <draw:connector draw:style-name="gr15" draw:text-style-name="P3" draw:layer="layout" draw:type="lines" draw:line-skew="0.436cm 3.16cm" svg:x1="12.747cm" svg:y1="14.335cm" svg:x2="9.89cm" svg:y2="3.857cm" draw:start-shape="id6" draw:start-glue-point="7" draw:end-shape="id8" draw:end-glue-point="0" svg:d="M12747 14335h953v-10478h-3810" svg:viewBox="0 0 3811 10479">
          <text:p/>
        </draw:connector>
        <draw:frame draw:style-name="gr16" draw:text-style-name="P7" draw:layer="layout" svg:width="1.588cm" svg:height="1.673cm" svg:x="5.762cm" svg:y="10.439cm">
          <draw:text-box>
            <text:p>Да</text:p>
          </draw:text-box>
        </draw:frame>
        <draw:frame draw:style-name="gr16" draw:text-style-name="P7" draw:layer="layout" svg:width="1.588cm" svg:height="1.673cm" svg:x="10.207cm" svg:y="12.344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21:32:29.516495881</meta:creation-date>
    <dc:date>2023-05-25T22:05:27.554903376</dc:date>
    <meta:editing-duration>PT32M56S</meta:editing-duration>
    <meta:editing-cycles>4</meta:editing-cycles>
    <meta:generator>LibreOffice/7.5.2.2$Linux_X86_64 LibreOffice_project/50$Build-2</meta:generator>
    <meta:document-statistic meta:object-count="17"/>
  </office:meta>
</office:document-meta>
</file>